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444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go.svg </text:p>
      <text:p text:style-name="Standard">logo_full.svg</text:p>
      <text:p text:style-name="Standard">osdg-hero.png <text:s text:c="5"/><text:span text:style-name="T1">Main image**</text:span></text:p>
      <text:p text:style-name="Standard">osdg-hero_ultrares.p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01:04:24.762927989</meta:creation-date>
    <dc:date>2018-01-11T01:06:06.448069979</dc:date>
    <meta:editing-duration>PT1M43S</meta:editing-duration>
    <meta:editing-cycles>1</meta:editing-cycles>
    <meta:document-statistic meta:table-count="0" meta:image-count="0" meta:object-count="0" meta:page-count="1" meta:paragraph-count="4" meta:word-count="6" meta:character-count="75" meta:non-whitespace-character-count="67"/>
    <meta:generator>LibreOffice/5.4.2.2$Linux_X86_64 LibreOffice_project/40m0$Build-2</meta:generator>
  </office:meta>
</office:document-meta>
</file>